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FE00000241B8DC6F54CE5FC3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color="#3465a4" draw:fill="solid" draw:fill-color="#ffffff" draw:textarea-horizontal-align="justify" draw:textarea-vertical-align="middle" draw:auto-grow-height="false" fo:min-height="8.767cm" fo:min-width="14.486cm"/>
    </style:style>
    <style:style style:name="gr2" style:family="graphic" style:parent-style-name="standard">
      <style:graphic-properties draw:fill-color="#cccccc" draw:textarea-horizontal-align="justify" draw:textarea-vertical-align="top" draw:auto-grow-height="false" fo:min-height="6.552cm" fo:min-width="2.365cm"/>
    </style:style>
    <style:style style:name="gr3" style:family="graphic" style:parent-style-name="objectwithoutfill">
      <style:graphic-properties svg:stroke-color="#2a6099" draw:marker-end="Arrow_20_concave" draw:marker-end-width="0.3cm" draw:fill="none" draw:textarea-vertical-align="middle"/>
    </style:style>
    <style:style style:name="gr4" style:family="graphic" style:parent-style-name="objectwithoutfill">
      <style:graphic-properties draw:fill="solid" draw:fill-color="#158466" draw:textarea-vertical-align="middle"/>
    </style:style>
    <style:style style:name="gr5" style:family="graphic" style:parent-style-name="objectwithoutfill">
      <style:graphic-properties draw:fill="solid" draw:fill-color="#000000" draw:textarea-vertical-align="middle"/>
    </style:style>
    <style:style style:name="gr6" style:family="graphic" style:parent-style-name="objectwithoutfill">
      <style:graphic-properties draw:fill="solid" draw:fill-color="#ffffff" draw:textarea-vertical-align="middle"/>
    </style:style>
    <style:style style:name="gr7" style:family="graphic" style:parent-style-name="objectwithoutfill">
      <style:graphic-properties draw:fill="solid" draw:fill-color="#808080" draw:textarea-vertical-align="middle"/>
    </style:style>
    <style:style style:name="gr8" style:family="graphic" style:parent-style-name="standard">
      <style:graphic-properties draw:fill="solid" draw:fill-color="#ff0000" draw:textarea-vertical-align="middle" draw:auto-grow-height="false" fo:min-height="0cm" fo:min-width="0cm"/>
    </style:style>
    <style:style style:name="gr9" style:family="graphic" style:parent-style-name="standard">
      <style:graphic-properties draw:stroke="none" svg:stroke-color="#000000" draw:fill="none" draw:fill-color="#ffffff" fo:min-height="0.713cm"/>
    </style:style>
    <style:style style:name="gr10" style:family="graphic" style:parent-style-name="standard">
      <style:graphic-properties draw:fill-color="#ffffff" draw:textarea-horizontal-align="justify" draw:textarea-vertical-align="middle" draw:auto-grow-height="false" fo:min-height="0.987cm" fo:min-width="0.911cm" fo:wrap-option="no-wrap"/>
    </style:style>
    <style:style style:name="gr11" style:family="graphic" style:parent-style-name="standard">
      <style:graphic-properties svg:stroke-color="#3465a4" draw:fill="solid" draw:fill-color="#ffffff" draw:textarea-horizontal-align="justify" draw:textarea-vertical-align="middle" draw:auto-grow-height="false" fo:min-height="8.132cm" fo:min-width="14.74cm"/>
    </style:style>
    <style:style style:name="gr12" style:family="graphic" style:parent-style-name="standard">
      <style:graphic-properties draw:fill-color="#cccccc" draw:textarea-horizontal-align="justify" draw:textarea-vertical-align="top" draw:auto-grow-height="false" fo:min-height="6.711cm" fo:min-width="4.429cm"/>
    </style:style>
    <style:style style:name="gr13" style:family="graphic" style:parent-style-name="standard">
      <style:graphic-properties draw:fill-color="#cccccc" draw:textarea-horizontal-align="justify" draw:textarea-vertical-align="top" draw:auto-grow-height="false" fo:min-height="6.685cm" fo:min-width="4.657cm"/>
    </style:style>
    <style:style style:name="gr14" style:family="graphic" style:parent-style-name="objectwithoutfill">
      <style:graphic-properties draw:fill="solid" draw:fill-color="#00a933" draw:textarea-vertical-align="top"/>
    </style:style>
    <style:style style:name="gr15" style:family="graphic" style:parent-style-name="standard">
      <style:graphic-properties draw:fill-color="#3faf46" draw:textarea-horizontal-align="justify" draw:textarea-vertical-align="bottom" draw:auto-grow-height="false" fo:min-height="2.774cm" fo:min-width="1.024cm"/>
    </style:style>
    <style:style style:name="gr16" style:family="graphic" style:parent-style-name="standard">
      <style:graphic-properties draw:fill="solid" draw:fill-color="#1c1c1c" draw:textarea-horizontal-align="justify" draw:textarea-vertical-align="top" draw:auto-grow-height="false" fo:min-height="0.258cm" fo:min-width="0cm"/>
    </style:style>
    <style:style style:name="gr17" style:family="graphic" style:parent-style-name="standard">
      <style:graphic-properties draw:fill="solid" draw:fill-color="#ffffff" draw:textarea-horizontal-align="justify" draw:textarea-vertical-align="top" draw:auto-grow-height="false" fo:min-height="0.258cm" fo:min-width="0cm"/>
    </style:style>
    <style:style style:name="gr18" style:family="graphic" style:parent-style-name="standard">
      <style:graphic-properties draw:fill="solid" draw:fill-color="#808080" draw:textarea-horizontal-align="justify" draw:textarea-vertical-align="top" draw:auto-grow-height="false" fo:min-height="0.258cm" fo:min-width="0cm"/>
    </style:style>
    <style:style style:name="gr19" style:family="graphic" style:parent-style-name="standard">
      <style:graphic-properties draw:stroke="none" svg:stroke-color="#000000" draw:fill="none" draw:fill-color="#ffffff" fo:min-height="1.425cm"/>
    </style:style>
    <style:style style:name="gr20" style:family="graphic" style:parent-style-name="objectwithoutfill">
      <style:graphic-properties draw:stroke="dash" draw:stroke-dash="Fine_20_Dashed" svg:stroke-color="#2a6099" draw:marker-end="Arrow_20_concave" draw:marker-end-width="0.3cm" draw:fill="none" draw:textarea-vertical-align="middle"/>
    </style:style>
    <style:style style:name="gr21" style:family="graphic" style:parent-style-name="objectwithoutfill">
      <style:graphic-properties svg:stroke-color="#2a6099" draw:marker-end="Arrow_20_concave" draw:marker-end-width="0.3cm" draw:fill="none" draw:textarea-vertical-align="middl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color="#cccccc"/>
      <style:paragraph-properties fo:text-align="center"/>
      <style:text-properties fo:font-size="12pt" style:font-size-asian="12pt" style:font-size-complex="12pt"/>
    </style:style>
    <style:style style:name="P4" style:family="paragraph">
      <loext:graphic-properties draw:fill="none"/>
      <style:paragraph-properties fo:text-align="center"/>
      <style:text-properties fo:font-size="10pt" style:font-size-asian="10pt" style:font-size-complex="10pt"/>
    </style:style>
    <style:style style:name="P5" style:family="paragraph">
      <loext:graphic-properties draw:fill="solid" draw:fill-color="#158466"/>
      <style:paragraph-properties fo:text-align="center"/>
      <style:text-properties fo:font-size="10pt" style:font-size-asian="10pt" style:font-size-complex="10pt"/>
    </style:style>
    <style:style style:name="P6" style:family="paragraph">
      <loext:graphic-properties draw:fill="solid" draw:fill-color="#000000"/>
      <style:paragraph-properties fo:text-align="center"/>
      <style:text-properties fo:font-size="10pt" style:font-size-asian="10pt" style:font-size-complex="10pt"/>
    </style:style>
    <style:style style:name="P7" style:family="paragraph">
      <loext:graphic-properties draw:fill="solid" draw:fill-color="#ffffff"/>
      <style:paragraph-properties fo:text-align="center"/>
      <style:text-properties fo:font-size="10pt" style:font-size-asian="10pt" style:font-size-complex="10pt"/>
    </style:style>
    <style:style style:name="P8" style:family="paragraph">
      <loext:graphic-properties draw:fill="solid" draw:fill-color="#808080"/>
      <style:paragraph-properties fo:text-align="center"/>
      <style:text-properties fo:font-size="10pt" style:font-size-asian="10pt" style:font-size-complex="10pt"/>
    </style:style>
    <style:style style:name="P9" style:family="paragraph">
      <loext:graphic-properties draw:fill="solid" draw:fill-color="#ff0000"/>
      <style:paragraph-properties fo:text-align="center"/>
    </style:style>
    <style:style style:name="P10" style:family="paragraph">
      <loext:graphic-properties draw:fill="none" draw:fill-color="#ffffff"/>
      <style:paragraph-properties fo:text-align="center"/>
      <style:text-properties fo:font-size="9pt" style:font-size-asian="9pt" style:font-size-complex="9pt"/>
    </style:style>
    <style:style style:name="P11" style:family="paragraph">
      <loext:graphic-properties draw:fill-color="#ffffff"/>
      <style:paragraph-properties fo:text-align="center"/>
      <style:text-properties fo:font-size="10pt" style:font-size-asian="10pt" style:font-size-complex="10pt"/>
    </style:style>
    <style:style style:name="P12" style:family="paragraph">
      <loext:graphic-properties draw:fill="solid" draw:fill-color="#00a933"/>
      <style:paragraph-properties fo:text-align="center"/>
      <style:text-properties fo:font-size="14pt" fo:font-weight="bold" style:font-size-asian="14pt" style:font-size-complex="14pt"/>
    </style:style>
    <style:style style:name="P13" style:family="paragraph">
      <loext:graphic-properties draw:fill-color="#3faf46"/>
      <style:paragraph-properties fo:text-align="center"/>
      <style:text-properties fo:font-size="10pt" style:font-size-asian="10pt" style:font-size-complex="10pt"/>
    </style:style>
    <style:style style:name="P14" style:family="paragraph">
      <loext:graphic-properties draw:fill="solid" draw:fill-color="#1c1c1c"/>
      <style:paragraph-properties fo:text-align="center"/>
      <style:text-properties fo:font-size="8pt" style:font-size-asian="8pt" style:font-size-complex="8pt"/>
    </style:style>
    <style:style style:name="P15" style:family="paragraph">
      <loext:graphic-properties draw:fill="solid" draw:fill-color="#ffffff"/>
      <style:paragraph-properties fo:text-align="center"/>
      <style:text-properties fo:font-size="8pt" style:font-size-asian="8pt" style:font-size-complex="8pt"/>
    </style:style>
    <style:style style:name="P16" style:family="paragraph">
      <loext:graphic-properties draw:fill="solid" draw:fill-color="#808080"/>
      <style:paragraph-properties fo:text-align="center"/>
      <style:text-properties fo:font-size="8pt" style:font-size-asian="8pt" style:font-size-complex="8pt"/>
    </style:style>
    <style:style style:name="P17" style:family="paragraph">
      <loext:graphic-properties draw:fill="none" draw:fill-color="#ffffff"/>
      <style:text-properties fo:font-size="9pt" style:font-size-asian="9pt" style:font-size-complex="9pt"/>
    </style:style>
    <style:style style:name="P18"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ize="14pt" fo:font-weight="bold" style:font-size-asian="14pt" style:font-size-complex="14pt"/>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986cm" svg:height="9.017cm" svg:x="0.762cm" svg:y="0.381cm">
          <text:p/>
          <draw:enhanced-geometry svg:viewBox="0 0 21600 21600" draw:type="rectangle" draw:enhanced-path="M 0 0 L 21600 0 21600 21600 0 21600 0 0 Z N"/>
        </draw:custom-shape>
        <draw:custom-shape draw:style-name="gr2" draw:text-style-name="P3" draw:layer="layout" svg:width="3.175cm" svg:height="7.112cm" svg:x="5.207cm" svg:y="1.221cm">
          <text:p text:style-name="P2"><text:span text:style-name="T1">Public cluster</text:span></text:p>
          <text:p text:style-name="P2"><text:span text:style-name="T2">aws-ew-w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175cm" svg:height="7.112cm" svg:x="12.065cm" svg:y="1.221cm">
          <text:p text:style-name="P2"><text:span text:style-name="T1">Private cluster</text:span></text:p>
          <text:p text:style-name="P2"><text:span text:style-name="T2">lap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302cm" svg:y1="4.269cm" svg:x2="5.969cm" svg:y2="4.269cm">
          <text:p text:style-name="P2"><text:span text:style-name="T3">Requests <text:s text:c="9"/></text:span></text:p>
          <text:p text:style-name="P2"><text:span text:style-name="T3"/></text:p>
        </draw:line>
        <draw:rect draw:style-name="gr4" draw:text-style-name="P5" draw:layer="layout" svg:width="1.651cm" svg:height="1.651cm" svg:x="5.969cm" svg:y="3.507cm" draw:corner-radius="0.5cm">
          <text:p text:style-name="P2"><text:span text:style-name="T3">Product</text:span></text:p>
          <text:p text:style-name="P2"><text:span text:style-name="T3">page</text:span></text:p>
        </draw:rect>
        <draw:rect draw:style-name="gr5" draw:text-style-name="P6" draw:layer="layout" svg:width="1.651cm" svg:height="1.651cm" svg:x="5.969cm" svg:y="5.412cm" draw:corner-radius="0.5cm">
          <text:p text:style-name="P2"><text:span text:style-name="T3">Ratings</text:span></text:p>
        </draw:rect>
        <draw:rect draw:style-name="gr6" draw:text-style-name="P7" draw:layer="layout" svg:width="1.651cm" svg:height="1.651cm" svg:x="12.954cm" svg:y="3.38cm" draw:corner-radius="0.5cm">
          <text:p text:style-name="P2"><text:span text:style-name="T3">Details</text:span></text:p>
        </draw:rect>
        <draw:g>
          <draw:rect draw:style-name="gr7" draw:text-style-name="P8" draw:layer="layout" svg:width="1.651cm" svg:height="1.651cm" svg:x="12.954cm" svg:y="5.285cm" draw:corner-radius="0.5cm">
            <text:p text:style-name="P2"><text:span text:style-name="T3">Reviews</text:span></text:p>
            <text:p text:style-name="P2"><text:span text:style-name="T3"/></text:p>
          </draw:rect>
          <draw:custom-shape draw:style-name="gr8" draw:text-style-name="P9" draw:layer="layout" svg:width="0.381cm" svg:height="0.381cm" svg:x="13.081cm" svg:y="6.3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3.589cm" svg:y="6.3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097cm" svg:y="6.301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9" draw:text-style-name="P10" draw:layer="layout" svg:width="2.032cm" svg:height="0.963cm" svg:x="5.715cm" svg:y="7.243cm">
          <draw:text-box>
            <text:p text:style-name="P2"><text:span text:style-name="T4">Bookinfo</text:span></text:p>
            <text:p text:style-name="P2"><text:span text:style-name="T4">services</text:span></text:p>
          </draw:text-box>
        </draw:frame>
        <draw:frame draw:style-name="gr9" draw:text-style-name="P10" draw:layer="layout" svg:width="2.032cm" svg:height="0.963cm" svg:x="12.7cm" svg:y="7.19cm">
          <draw:text-box>
            <text:p text:style-name="P2"><text:span text:style-name="T4">Bookinfo</text:span></text:p>
            <text:p text:style-name="P2"><text:span text:style-name="T4">services</text:span></text:p>
          </draw:text-box>
        </draw:frame>
        <draw:custom-shape draw:style-name="gr10" draw:text-style-name="P11" draw:layer="layout" svg:width="2.159cm" svg:height="1.905cm" svg:x="1.143cm" svg:y="3.175cm">
          <text:p text:style-name="P2"><text:span text:style-name="T3">Public</text:span></text:p>
          <text:p text:style-name="P2"><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11" draw:text-style-name="P1" draw:layer="layout" svg:width="15.24cm" svg:height="8.382cm" svg:x="0.889cm" svg:y="0.635cm">
          <text:p/>
          <draw:enhanced-geometry svg:viewBox="0 0 21600 21600" draw:type="rectangle" draw:enhanced-path="M 0 0 L 21600 0 21600 21600 0 21600 0 0 Z N"/>
        </draw:custom-shape>
        <draw:custom-shape draw:style-name="gr12" draw:text-style-name="P3" draw:layer="layout" svg:width="5.461cm" svg:height="7.493cm" svg:x="2.921cm" svg:y="1.016cm">
          <text:p text:style-name="P2"><text:span text:style-name="T1">Public cluster</text:span></text:p>
          <text:p text:style-name="P2"><text:span text:style-name="T2">aws-eu-w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5.715cm" svg:height="7.493cm" svg:x="9.906cm" svg:y="1.016cm">
          <text:p text:style-name="P2"><text:span text:style-name="T1">Private cluster</text:span></text:p>
          <text:p text:style-name="P2"><text:span text:style-name="T2">lap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143cm" svg:y1="4.498cm" svg:x2="3.429cm" svg:y2="4.498cm">
          <text:p text:style-name="P2"><text:span text:style-name="T3">Requests <text:s text:c="9"/></text:span></text:p>
          <text:p text:style-name="P2"><text:span text:style-name="T3"/></text:p>
        </draw:line>
        <draw:rect draw:style-name="gr4" draw:text-style-name="P5" draw:layer="layout" svg:width="1.651cm" svg:height="1.651cm" svg:x="3.429cm" svg:y="3.736cm" draw:corner-radius="0.5cm">
          <text:p text:style-name="P2"><text:span text:style-name="T3">Product</text:span></text:p>
          <text:p text:style-name="P2"><text:span text:style-name="T3">page</text:span></text:p>
        </draw:rect>
        <draw:rect draw:style-name="gr5" draw:text-style-name="P6" draw:layer="layout" svg:width="1.651cm" svg:height="1.651cm" svg:x="3.429cm" svg:y="5.641cm" draw:corner-radius="0.5cm">
          <text:p text:style-name="P2"><text:span text:style-name="T3">Ratings</text:span></text:p>
        </draw:rect>
        <draw:rect draw:style-name="gr6" draw:text-style-name="P7" draw:layer="layout" svg:width="1.651cm" svg:height="1.651cm" svg:x="13.716cm" svg:y="3.302cm" draw:corner-radius="0.5cm">
          <text:p text:style-name="P2"><text:span text:style-name="T3">Details</text:span></text:p>
        </draw:rect>
        <draw:g>
          <draw:rect draw:style-name="gr7" draw:text-style-name="P8" draw:layer="layout" svg:width="1.651cm" svg:height="1.651cm" svg:x="13.716cm" svg:y="5.207cm" draw:corner-radius="0.5cm">
            <text:p text:style-name="P2"><text:span text:style-name="T3">Reviews</text:span></text:p>
            <text:p text:style-name="P2"><text:span text:style-name="T3"/></text:p>
          </draw:rect>
          <draw:custom-shape draw:style-name="gr8" draw:text-style-name="P9" draw:layer="layout" svg:width="0.381cm" svg:height="0.381cm" svg:x="13.843cm" svg:y="6.22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351cm" svg:y="6.22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9" draw:layer="layout" svg:width="0.381cm" svg:height="0.381cm" svg:x="14.859cm" svg:y="6.223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9" draw:text-style-name="P10" draw:layer="layout" svg:width="2.032cm" svg:height="0.963cm" svg:x="3.175cm" svg:y="7.546cm">
          <draw:text-box>
            <text:p text:style-name="P2"><text:span text:style-name="T4">Bookinfo</text:span></text:p>
            <text:p text:style-name="P2"><text:span text:style-name="T4">services</text:span></text:p>
          </draw:text-box>
        </draw:frame>
        <draw:frame draw:style-name="gr9" draw:text-style-name="P10" draw:layer="layout" svg:width="2.032cm" svg:height="0.963cm" svg:x="13.462cm" svg:y="7.546cm">
          <draw:text-box>
            <text:p text:style-name="P2"><text:span text:style-name="T4">Bookinfo</text:span></text:p>
            <text:p text:style-name="P2"><text:span text:style-name="T4">services</text:span></text:p>
          </draw:text-box>
        </draw:frame>
        <draw:rect draw:style-name="gr14" draw:text-style-name="P12" draw:layer="layout" svg:width="2.189cm" svg:height="4.383cm" draw:transform="skewX (-0.00645771823237902) translate (5.839cm 2.794cm)" draw:corner-radius="0.5cm">
          <text:p text:style-name="P2"><text:span text:style-name="T5">Skupper</text:span></text:p>
        </draw:rect>
        <draw:custom-shape draw:style-name="gr15" draw:text-style-name="P13" draw:layer="layout" svg:width="1.524cm" svg:height="3.024cm" svg:x="6.149cm" svg:y="3.698cm">
          <text:p text:style-name="P2"><text:span text:style-name="T6"/></text:p>
          <text:p text:style-name="P2"><text:span text:style-name="T6">proxies</text:span></text:p>
          <draw:enhanced-geometry svg:viewBox="0 0 21600 21600" draw:type="rectangle" draw:enhanced-path="M 0 0 L 21600 0 21600 21600 0 21600 0 0 Z N"/>
        </draw:custom-shape>
        <draw:custom-shape draw:style-name="gr16" draw:text-style-name="P14" draw:layer="layout" svg:width="0.381cm" svg:height="0.508cm" svg:x="6.768cm" svg:y="5.241cm">
          <text:p/>
          <draw:enhanced-geometry svg:viewBox="0 0 21600 21600" draw:type="rectangle" draw:enhanced-path="M 0 0 L 21600 0 21600 21600 0 21600 0 0 Z N"/>
        </draw:custom-shape>
        <draw:custom-shape draw:style-name="gr17" draw:text-style-name="P15" draw:layer="layout" svg:width="0.381cm" svg:height="0.508cm" svg:x="6.731cm" svg:y="3.937cm">
          <text:p/>
          <draw:enhanced-geometry svg:viewBox="0 0 21600 21600" draw:type="rectangle" draw:enhanced-path="M 0 0 L 21600 0 21600 21600 0 21600 0 0 Z N"/>
        </draw:custom-shape>
        <draw:custom-shape draw:style-name="gr18" draw:text-style-name="P16" draw:layer="layout" svg:width="0.381cm" svg:height="0.508cm" svg:x="6.731cm" svg:y="4.572cm">
          <text:p/>
          <draw:enhanced-geometry svg:viewBox="0 0 21600 21600" draw:type="rectangle" draw:enhanced-path="M 0 0 L 21600 0 21600 21600 0 21600 0 0 Z N"/>
        </draw:custom-shape>
        <draw:frame draw:style-name="gr19" draw:text-style-name="P17" draw:layer="layout" svg:width="1.905cm" svg:height="1.675cm" svg:x="8.189cm" svg:y="6.35cm">
          <draw:text-box>
            <text:p text:style-name="P2"><text:span text:style-name="T4">Requests</text:span></text:p>
            <text:p text:style-name="P2"><text:span text:style-name="T4">routed</text:span></text:p>
            <text:p text:style-name="P2"><text:span text:style-name="T4">by</text:span></text:p>
            <text:p text:style-name="P2"><text:span text:style-name="T4">Skupper</text:span></text:p>
          </draw:text-box>
        </draw:frame>
        <draw:line draw:style-name="gr20" draw:text-style-name="P18" draw:layer="layout" svg:x1="9.078cm" svg:y1="6.424cm" svg:x2="9.078cm" svg:y2="5.588cm">
          <text:p/>
        </draw:line>
        <draw:line draw:style-name="gr21" draw:text-style-name="P4" draw:layer="layout" svg:x1="5.08cm" svg:y1="4.191cm" svg:x2="6.731cm" svg:y2="4.191cm">
          <text:p/>
        </draw:line>
        <draw:line draw:style-name="gr21" draw:text-style-name="P4" draw:layer="layout" svg:x1="5.08cm" svg:y1="4.879cm" svg:x2="6.731cm" svg:y2="4.879cm">
          <text:p/>
        </draw:line>
        <draw:line draw:style-name="gr21" draw:text-style-name="P4" draw:layer="layout" svg:x1="6.731cm" svg:y1="5.461cm" svg:x2="5.08cm" svg:y2="6.403cm">
          <text:p/>
        </draw:line>
        <draw:rect draw:style-name="gr14" draw:text-style-name="P12" draw:layer="layout" svg:width="2.189cm" svg:height="4.383cm" draw:transform="skewX (-0.00645771823237902) translate (10.359cm 2.794cm)" draw:corner-radius="0.5cm">
          <text:p text:style-name="P2"><text:span text:style-name="T5">Skupper</text:span></text:p>
        </draw:rect>
        <draw:custom-shape draw:style-name="gr15" draw:text-style-name="P13" draw:layer="layout" svg:width="1.524cm" svg:height="3.024cm" svg:x="10.668cm" svg:y="3.645cm">
          <text:p text:style-name="P2"><text:span text:style-name="T6"/></text:p>
          <text:p text:style-name="P2"><text:span text:style-name="T6">proxies</text:span></text:p>
          <draw:enhanced-geometry svg:viewBox="0 0 21600 21600" draw:type="rectangle" draw:enhanced-path="M 0 0 L 21600 0 21600 21600 0 21600 0 0 Z N"/>
        </draw:custom-shape>
        <draw:custom-shape draw:style-name="gr16" draw:text-style-name="P14" draw:layer="layout" svg:width="0.381cm" svg:height="0.508cm" svg:x="11.303cm" svg:y="5.172cm">
          <text:p/>
          <draw:enhanced-geometry svg:viewBox="0 0 21600 21600" draw:type="rectangle" draw:enhanced-path="M 0 0 L 21600 0 21600 21600 0 21600 0 0 Z N"/>
        </draw:custom-shape>
        <draw:custom-shape draw:style-name="gr17" draw:text-style-name="P15" draw:layer="layout" svg:width="0.381cm" svg:height="0.508cm" svg:x="11.303cm" svg:y="3.875cm">
          <text:p/>
          <draw:enhanced-geometry svg:viewBox="0 0 21600 21600" draw:type="rectangle" draw:enhanced-path="M 0 0 L 21600 0 21600 21600 0 21600 0 0 Z N"/>
        </draw:custom-shape>
        <draw:custom-shape draw:style-name="gr18" draw:text-style-name="P16" draw:layer="layout" svg:width="0.381cm" svg:height="0.508cm" svg:x="11.303cm" svg:y="4.537cm">
          <text:p/>
          <draw:enhanced-geometry svg:viewBox="0 0 21600 21600" draw:type="rectangle" draw:enhanced-path="M 0 0 L 21600 0 21600 21600 0 21600 0 0 Z N"/>
        </draw:custom-shape>
        <draw:line draw:style-name="gr20" draw:text-style-name="P18" draw:layer="layout" svg:x1="7.112cm" svg:y1="4.191cm" svg:x2="11.303cm" svg:y2="4.191cm">
          <text:p/>
        </draw:line>
        <draw:line draw:style-name="gr20" draw:text-style-name="P18" draw:layer="layout" svg:x1="7.112cm" svg:y1="4.852cm" svg:x2="11.303cm" svg:y2="4.826cm">
          <text:p/>
        </draw:line>
        <draw:line draw:style-name="gr21" draw:text-style-name="P4" draw:layer="layout" svg:x1="11.684cm" svg:y1="4.826cm" svg:x2="13.716cm" svg:y2="5.588cm">
          <text:p/>
        </draw:line>
        <draw:line draw:style-name="gr21" draw:text-style-name="P4" draw:layer="layout" svg:x1="13.716cm" svg:y1="6.223cm" svg:x2="11.684cm" svg:y2="5.514cm">
          <text:p/>
        </draw:line>
        <draw:line draw:style-name="gr21" draw:text-style-name="P4" draw:layer="layout" svg:x1="11.684cm" svg:y1="4.191cm" svg:x2="13.716cm" svg:y2="4.191cm">
          <text:p/>
        </draw:line>
        <draw:line draw:style-name="gr20" draw:text-style-name="P18" draw:layer="layout" svg:x1="11.303cm" svg:y1="5.487cm" svg:x2="7.112cm" svg:y2="5.461cm">
          <text:p/>
        </draw:line>
      </draw:page>
      <draw:page draw:name="page3" draw:style-name="dp1" draw:master-page-name="Default">
        <draw:frame draw:style-name="gr22" draw:text-style-name="P2" draw:layer="layout" svg:width="16.51cm" svg:height="10.336cm" svg:x="0cm" svg:y="0.078cm">
          <draw:image xlink:href="Pictures/10000000000003FE00000241B8DC6F54CE5FC38A.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6T09:18:44.071564656</meta:creation-date>
    <meta:generator>LibreOffice/6.1.6.3$Linux_X86_64 LibreOffice_project/10$Build-3</meta:generator>
    <dc:date>2019-11-04T15:51:53.788067206</dc:date>
    <meta:editing-duration>PT3H21M10S</meta:editing-duration>
    <meta:editing-cycles>26</meta:editing-cycles>
    <meta:document-statistic meta:object-count="51"/>
  </office:meta>
</office:document-meta>
</file>